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de" fo:country="DE" officeooo:rsid="00180c24" officeooo:paragraph-rsid="00180c24"/>
    </style:style>
    <style:style style:name="P2" style:family="paragraph" style:parent-style-name="Contents_20_3">
      <style:paragraph-properties>
        <style:tab-stops>
          <style:tab-stop style:position="6.3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Text_20_body">
      <style:text-properties fo:language="de" fo:country="DE" officeooo:rsid="001b7b2e" officeooo:paragraph-rsid="001b7b2e"/>
    </style:style>
    <style:style style:name="P6" style:family="paragraph" style:parent-style-name="Text_20_body">
      <style:text-properties officeooo:rsid="001bd2cc" officeooo:paragraph-rsid="001bd2cc"/>
    </style:style>
    <style:style style:name="P7" style:family="paragraph" style:parent-style-name="Text_20_body">
      <style:text-properties fo:language="de" fo:country="DE" officeooo:rsid="001b7b2e" officeooo:paragraph-rsid="001b7b2e"/>
    </style:style>
    <style:style style:name="P8" style:family="paragraph" style:parent-style-name="Text_20_body">
      <style:text-properties fo:language="de" fo:country="DE" officeooo:rsid="001bd2cc" officeooo:paragraph-rsid="001bd2cc"/>
    </style:style>
    <style:style style:name="P9" style:family="paragraph" style:parent-style-name="Text_20_body">
      <style:text-properties fo:language="de" fo:country="DE" officeooo:rsid="001c7297" officeooo:paragraph-rsid="001c7297"/>
    </style:style>
    <style:style style:name="P10" style:family="paragraph" style:parent-style-name="Text_20_body">
      <style:text-properties fo:language="de" fo:country="DE" officeooo:rsid="001cfa71" officeooo:paragraph-rsid="001cfa71"/>
    </style:style>
    <style:style style:name="P11" style:family="paragraph" style:parent-style-name="Text_20_body">
      <style:text-properties fo:language="de" fo:country="DE" officeooo:rsid="00183f97" officeooo:paragraph-rsid="00183f97"/>
    </style:style>
    <style:style style:name="P12" style:family="paragraph" style:parent-style-name="Text_20_body">
      <style:text-properties fo:language="de" fo:country="DE" officeooo:rsid="00256d48" officeooo:paragraph-rsid="00256d48"/>
    </style:style>
    <style:style style:name="P13" style:family="paragraph" style:parent-style-name="Text_20_body">
      <style:text-properties fo:language="de" fo:country="DE" officeooo:rsid="00256d48" officeooo:paragraph-rsid="00275985"/>
    </style:style>
    <style:style style:name="P14" style:family="paragraph" style:parent-style-name="Text_20_body">
      <style:text-properties fo:language="de" fo:country="DE" officeooo:rsid="002892b1" officeooo:paragraph-rsid="002892b1"/>
    </style:style>
    <style:style style:name="P15" style:family="paragraph" style:parent-style-name="Text_20_body">
      <style:text-properties fo:language="de" fo:country="DE" officeooo:rsid="002bb3d0" officeooo:paragraph-rsid="002c2a89"/>
    </style:style>
    <style:style style:name="P16" style:family="paragraph" style:parent-style-name="Text_20_body">
      <style:text-properties fo:language="de" fo:country="DE" officeooo:rsid="002c2a89" officeooo:paragraph-rsid="002c2a89"/>
    </style:style>
    <style:style style:name="P17" style:family="paragraph" style:parent-style-name="Text_20_body">
      <style:text-properties fo:language="de" fo:country="DE" officeooo:rsid="002d98a2" officeooo:paragraph-rsid="002d98a2"/>
    </style:style>
    <style:style style:name="P18" style:family="paragraph" style:parent-style-name="Text_20_body">
      <style:text-properties fo:language="de" fo:country="DE" officeooo:rsid="002e625e" officeooo:paragraph-rsid="002e625e"/>
    </style:style>
    <style:style style:name="P19" style:family="paragraph" style:parent-style-name="Text_20_body">
      <style:text-properties fo:language="de" fo:country="DE" officeooo:paragraph-rsid="00183f97"/>
    </style:style>
    <style:style style:name="P20" style:family="paragraph" style:parent-style-name="Text_20_body">
      <style:text-properties fo:language="de" fo:country="DE" officeooo:rsid="002ff3ec" officeooo:paragraph-rsid="002ff3ec"/>
    </style:style>
    <style:style style:name="P21" style:family="paragraph" style:parent-style-name="Header">
      <style:text-properties fo:language="de" fo:country="DE" officeooo:rsid="00180c24" officeooo:paragraph-rsid="00232a1f"/>
    </style:style>
    <style:style style:name="P22" style:family="paragraph" style:parent-style-name="Title">
      <style:paragraph-properties fo:line-height="150%" style:shadow="none"/>
      <style:text-properties fo:language="de" fo:country="DE" officeooo:rsid="00232a1f" officeooo:paragraph-rsid="00232a1f"/>
    </style:style>
    <style:style style:name="P23" style:family="paragraph" style:parent-style-name="Heading_20_1">
      <style:text-properties fo:language="de" fo:country="DE" officeooo:rsid="001b7b2e" officeooo:paragraph-rsid="001b7b2e"/>
    </style:style>
    <style:style style:name="P24" style:family="paragraph" style:parent-style-name="Heading_20_1">
      <style:text-properties fo:language="de" fo:country="DE" officeooo:rsid="00180c24" officeooo:paragraph-rsid="00180c24"/>
    </style:style>
    <style:style style:name="P25" style:family="paragraph" style:parent-style-name="Heading_20_1">
      <style:text-properties fo:language="de" fo:country="DE" officeooo:rsid="00183f97" officeooo:paragraph-rsid="00183f97"/>
    </style:style>
    <style:style style:name="P26" style:family="paragraph" style:parent-style-name="Heading_20_2">
      <style:text-properties fo:language="de" fo:country="DE"/>
    </style:style>
    <style:style style:name="P27" style:family="paragraph" style:parent-style-name="Contents_20_Heading">
      <style:text-properties fo:language="de" fo:country="DE"/>
    </style:style>
    <style:style style:name="P28" style:family="paragraph" style:parent-style-name="Footer">
      <style:text-properties fo:language="de" fo:country="DE"/>
    </style:style>
    <style:style style:name="T1" style:family="text">
      <style:text-properties officeooo:rsid="001a0732"/>
    </style:style>
    <style:style style:name="T2" style:family="text">
      <style:text-properties officeooo:rsid="001c7297"/>
    </style:style>
    <style:style style:name="T3" style:family="text">
      <style:text-properties officeooo:rsid="00232a1f"/>
    </style:style>
    <style:style style:name="T4" style:family="text">
      <style:text-properties fo:language="de" fo:country="DE"/>
    </style:style>
    <style:style style:name="T5" style:family="text">
      <style:text-properties officeooo:rsid="0023b674"/>
    </style:style>
    <style:style style:name="T6" style:family="text">
      <style:text-properties officeooo:rsid="00275985"/>
    </style:style>
    <style:style style:name="T7" style:family="text">
      <style:text-properties officeooo:rsid="002892b1"/>
    </style:style>
    <style:style style:name="T8" style:family="text">
      <style:text-properties officeooo:rsid="002a6fb2"/>
    </style:style>
    <style:style style:name="T9" style:family="text">
      <style:text-properties officeooo:rsid="002c2a89"/>
    </style:style>
    <style:style style:name="T10" style:family="text">
      <style:text-properties officeooo:rsid="002c6f9f"/>
    </style:style>
    <style:style style:name="T11" style:family="text">
      <style:text-properties officeooo:rsid="002e625e"/>
    </style:style>
    <style:style style:name="T12" style:family="text">
      <style:text-properties officeooo:rsid="00183f9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ate die Zahl Protokol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3"><text:a xlink:type="simple" xlink:href="#__RefHeading__309_27317298" text:style-name="Index_20_Link" text:visited-style-name="Index_20_Link"><text:span text:style-name="T4">Thema / Aufgabenstellung / Ziel der Aufgabe<text:tab/>1</text:span></text:a></text:p>
          <text:p text:style-name="P3"><text:a xlink:type="simple" xlink:href="#__RefHeading__311_27317298" text:style-name="Index_20_Link" text:visited-style-name="Index_20_Link"><text:span text:style-name="T4">Benötigte bzw. verwendete Hard- und Software<text:tab/>1</text:span></text:a></text:p>
          <text:p text:style-name="P3"><text:a xlink:type="simple" xlink:href="#__RefHeading__313_27317298" text:style-name="Index_20_Link" text:visited-style-name="Index_20_Link"><text:span text:style-name="T4">Programm<text:tab/>2</text:span></text:a></text:p>
          <text:p text:style-name="P4"><text:a xlink:type="simple" xlink:href="#__RefHeading__315_27317298" text:style-name="Index_20_Link" text:visited-style-name="Index_20_Link"><text:span text:style-name="T4">Benutzeranleitung<text:tab/>2</text:span></text:a></text:p>
          <text:p text:style-name="P4"><text:a xlink:type="simple" xlink:href="#__RefHeading__317_27317298" text:style-name="Index_20_Link" text:visited-style-name="Index_20_Link"><text:span text:style-name="T4">Funktionsbeschreibung<text:tab/>2</text:span></text:a></text:p>
          <text:p text:style-name="P4"><text:a xlink:type="simple" xlink:href="#__RefHeading__319_27317298" text:style-name="Index_20_Link" text:visited-style-name="Index_20_Link"><text:span text:style-name="T4">Funktionsbeschreibung (Was es nicht / kann)<text:tab/>2</text:span></text:a></text:p>
          <text:p text:style-name="P4"><text:a xlink:type="simple" xlink:href="#__RefHeading__321_27317298" text:style-name="Index_20_Link" text:visited-style-name="Index_20_Link"><text:span text:style-name="T4">Erläuterung der einzelnen Programmteile<text:tab/>2</text:span></text:a></text:p>
          <text:p text:style-name="P2"><text:a xlink:type="simple" xlink:href="#__RefHeading__323_27317298" text:style-name="Index_20_Link" text:visited-style-name="Index_20_Link"><text:span text:style-name="T4">Softwaremodule erläutern<text:tab/>2</text:span></text:a></text:p>
          <text:p text:style-name="P2"><text:a xlink:type="simple" xlink:href="#__RefHeading__325_27317298" text:style-name="Index_20_Link" text:visited-style-name="Index_20_Link"><text:span text:style-name="T4">Klassendiagramm<text:tab/>3</text:span></text:a></text:p>
          <text:p text:style-name="P4"><text:a xlink:type="simple" xlink:href="#__RefHeading__327_27317298" text:style-name="Index_20_Link" text:visited-style-name="Index_20_Link"><text:span text:style-name="T4">Sequenzdiagramm<text:tab/>3</text:span></text:a></text:p>
          <text:p text:style-name="P2"><text:a xlink:type="simple" xlink:href="#__RefHeading__329_27317298" text:style-name="Index_20_Link" text:visited-style-name="Index_20_Link"><text:span text:style-name="T4">Zusammenarbeit der einzelnen Programmteile (Erläuterung)<text:tab/>3</text:span></text:a></text:p>
          <text:p text:style-name="P2"><text:a xlink:type="simple" xlink:href="#__RefHeading__331_27317298" text:style-name="Index_20_Link" text:visited-style-name="Index_20_Link"><text:span text:style-name="T4">Automatisch generierte Programmdokumentationen (Falls Vorhanden)<text:tab/>3</text:span></text:a></text:p>
          <text:p text:style-name="P4"><text:a xlink:type="simple" xlink:href="#__RefHeading__333_27317298" text:style-name="Index_20_Link" text:visited-style-name="Index_20_Link"><text:span text:style-name="T4">Programmtests (Was / Wie / Ergebnisse)<text:tab/>3</text:span></text:a></text:p>
          <text:p text:style-name="P3"><text:a xlink:type="simple" xlink:href="#__RefHeading__335_27317298" text:style-name="Index_20_Link" text:visited-style-name="Index_20_Link"><text:span text:style-name="T4">Erkenntnisgewinn (wichtig für sich selbst und als Rückmeldung für den Lehrer)<text:tab/>4</text:span></text:a></text:p>
        </text:index-body>
      </text:table-of-content>
      <text:h text:style-name="P23" text:outline-level="1"><text:bookmark-start text:name="__RefHeading__309_27317298"/>Aufgabe<text:bookmark-end text:name="__RefHeading__309_27317298"/></text:h>
      <text:p text:style-name="P5">Unsere Aufgabe war es, ein „Rate die Zahl“ Spiel in Python zu entwickeln. Wobei der Anwender einen Zahlenbereich selber angeben können soll und dann die Zahl innerhalb dieses Bereiches zufällig generiert wird. Der Anwender wird solange gefragt bis dieser Aufgibt oder die Zahl gefunden hat. Wenn der Benutzer eine Zahl angibt und diese Falsch ist muss dem Anwender mitgeteilt werden, ob die gesuchte Zahl kleiner oder größer ist. Und zu guter Letzt wird nach erfolgreichem Abschließen des Spieles wird das Ergebnis, bestehend aus der gesuchten Zahl und den benötigten Versuchen, ausgegeben.</text:p>
      <text:h text:style-name="P24" text:outline-level="1"><text:bookmark-start text:name="__RefHeading__311_27317298"/>Benötigte bzw. verwendete Hard- und Software<text:bookmark-end text:name="__RefHeading__311_27317298"/></text:h>
      <text:p text:style-name="P5">Für die Entwicklung des Spieles, habe ich Python 3.6.7, Visual Studio Code und Pycharm verwendet. Wobei der großteil des Spieles mit Pycharm entwickelt wurde.</text:p>
      <text:p text:style-name="P5"/>
      <text:p text:style-name="P5"/>
      <text:h text:style-name="P24" text:outline-level="1"><text:bookmark-start text:name="__RefHeading__313_27317298"/><text:soft-page-break/>Programm<text:bookmark-end text:name="__RefHeading__313_27317298"/></text:h>
      <text:h text:style-name="P26" text:outline-level="2"><text:bookmark-start text:name="__RefHeading__315_27317298"/>Benutzeranleitung<text:bookmark-end text:name="__RefHeading__315_27317298"/></text:h>
      <text:p text:style-name="P8">Damit sie dieses Spiel ausführen können wird ausschließlich Python 3.6.7 benötigt.</text:p>
      <text:p text:style-name="P6"><text:span text:style-name="T4">Zum starten des Spieles reicht in der Regel ein einfacher Doppelklick, sollte dies allerdings nicht der Fall sein, müssen sie das Spiel über die Konsole starten. Dies tun sie indem sie, indem sie das Konsolen Fenster von Windows öffnen und „python3 guess-number.py“ ausführen. Sollte dies ebenfalls nicht funktionieren müssen sie den Dateipfad mit angeben. Also z.B. „</text:span><text:a xlink:type="simple" xlink:href="../../../../C:/Program" text:style-name="Internet_20_link" text:visited-style-name="Visited_20_Internet_20_Link"><text:span text:style-name="T4">C:\Program</text:span></text:a><text:span text:style-name="T4"> Files (x86)\Python36-32\python.exe guess-number.py“.</text:span></text:p>
      <text:p text:style-name="P8">Sobald das Programm gestartet wurde werden sie sich im Hauptmenü des Spieles wiederfinden, wo sie entweder das Spiel starten können (1 eingeben und bestätigen) oder das Spiel wieder beenden können (2 eingeben und bestätigen). Sobald sie das Spiel begonnen haben, werden sie nach dem Zahlenbereich gefragt welchen <text:span text:style-name="T2">sie für diese Runde Verwenden möchten. Die Zahlen müssen einzeln eingegeben werden damit dies Funktioniert. Zudem darf die Zahl für den Maximalwert nicht kleiner sein als die für den Minimalwert.</text:span></text:p>
      <text:p text:style-name="P9">Nun beginnt das Raten der Zahl. Sobald sie die Zahl erraten haben wird das Spiel ihnen ihr Ergebnis darstellen und sie zurück in das Hauptmenü bringen, wo sie entweder ein neues Spiel starten oder es beenden können.</text:p>
      <text:h text:style-name="P26" text:outline-level="2"><text:bookmark-start text:name="__RefHeading__317_27317298"/>Funktionsbeschreibung<text:bookmark-end text:name="__RefHeading__317_27317298"/></text:h>
      <text:p text:style-name="P10">Als Erstes was nach dem Programmstart wird das Hauptmenü dargestellt, wo man dann aussuchen kann, welche Aktion ausgeführt werden soll. Dies habe ich durch einer Eingabe der passenden Zahl gelöst. <text:span text:style-name="T5">Hier hat man zwei möglichkeiten. Diese wären einmal mit einer „1“ das Unterprogramm „game“ auszuführen, welches das gesamte Spiel beinhaltet, oder mit der „2“ das Spiel zu beenden.</text:span></text:p>
      <text:p text:style-name="P12">Das erste was das „game“ Unterprogramm tut, ist den Spieler zu begrüßen und dazu aufzufordern das er einen Zahlen bereich eingeben muss. Dies tut er indem er einfach einen kleinen Text ausgibt.</text:p>
      <text:p text:style-name="P13">Nach der <text:span text:style-name="T6">Textausgabe für die Aufforderung zur eingabe des Zahlenbereiches</text:span>, wird automatisch das Unterprogramm „numberinput“ ausgeführt, welches entweder, den Nutzer nur einmal nach einer Eingabe fragt, oder solange bis die Eingabe zulässig ist. <text:span text:style-name="T6">In diesem Fall sind nur Zahlen zulässig</text:span>, da es sich hierbei um Zahlen handelt. <text:span text:style-name="T7">Dies habe extra in ein Unterprogramm ausgelagert, damit die Wiederverwendung für andere Projekte sich einfacher gestalltet und das der Code nicht unübersichtlich wird.</text:span></text:p>
      <text:p text:style-name="P13">Das Unterprogramm erfordert drei Argumente, diese wären zum einem die usermessage welche die Nachricht ist, die der Nutzer sieht, die errormessage welche die Fehlernachricht ist, welche im falle eines Fehlers ausgegeben wird und noch der Boolean oneexecute der benötigt wird um zu bestimmen ob das Unterprogramm nur einmal ausgeführt werden soll oder mehrmals. <text:span text:style-name="T7">Sobald die </text:span><text:soft-page-break/><text:span text:style-name="T7">Eingabe richtig ist, wird diese als Integer an das Unterprogramm „game“ zurückgegeben. Sollte allerdings ein Fehler auftreten und das Unterprogramm wird nur einmal ausgeführt, weil der Boolean „oneexecute“ auf True steht, wird 0xffff als Integer zurückgegeben. Hierbei kann man erkennen, dass die Eingabe keine Zahl war.</text:span></text:p>
      <text:p text:style-name="P14">Dies wird zweimal ausgeführt, nämlich um den Minimalen und Maximalen Wert zu bestimmen.<text:tab/> <text:s text:c="3"/>Die <text:span text:style-name="T8">W</text:span>erte, die das Unterprogramm <text:span text:style-name="T8">zurückgibt, werden nun in jeweils einer eigenen Variable gespeichert. Diese Variablen werden allerdings nur für kurze Zeit benötigt, da diese im Nächsten schritt an das Unterprogramm „getrange“ übergeben werden, um diese in eine Liste umzuwandeln.</text:span></text:p>
      <text:p text:style-name="P15">Das Unterprogramm „getrange“ benötigt zwei Zahlen, diese werden passend in eine Liste eingetragen, welches dann zurückgegeben wird. Hierbei werden die Zahlen nach ihrer größe sortiert. Das heißt, die kleinere <text:span text:style-name="T9">Z</text:span>ahl wird an der <text:span text:style-name="T9">ersten Position in der Liste gespeichert und die größere Zahl an der zweiten Position. Sind die Zahlen allerdings gleich groß, so wird einfach die als erstet übergebene Zahl an der ersten Position und die zweite an der zweiten Position gespeichert. Genau wie bei dem „numberinput“ Unterprogramm habe ich es in einem Unterprogramm ausgelagert, damit der Code übersichtlich bleibt und leicht wieder zu verwenden ist.</text:span></text:p>
      <text:p text:style-name="P16">Nun legt das Programm eine Liste an, in welcher die Informationen für das Spiel selbst die Informationen gespeichert werden. Diese wären zum einem an der ersten Position, die zufällig generierte Zahl, an der zweiten Stelle, die Versuche und an <text:span text:style-name="T10">der </text:span>dritte<text:span text:style-name="T10">n</text:span> Stell<text:span text:style-name="T10">e wird ein Boolean Wert gespeichert, welcher auf True gesetzt wird, sobald der Spieler die Zahl erraten hat, damit dann das Ergebnis angezeigt wird.</text:span></text:p>
      <text:p text:style-name="P17">Die nun folgende While-schleife wird solange ausgeführt, bis die dritte Stelle in der gameValues Liste auf True steht. Innerhalb dieser Schleife, wird wieder eine Eingabe vom Spieler gefordert, weshalb wieder das Unterprogramm „numberinput“ ausgeführt wird. Sobald die Eingabe Zulässig ist, werden die Versuche, welche an der zweiten Stelle der gameValues Liste befinden, um eins erhöht. <text:span text:style-name="T11">Nun wird die</text:span> eingegebene Zahl vom Spieler mit der Zahl, welche an der ersten Position der gameValues Liste gespeichert ist, verglichen und jenachdem ob die Zahl größer oder kleiner ist eine andere Nachricht ausgegeben. Das heißt wenn die eingegebene Zahl kleiner ist wird Ausgegeben, dass die gesuchte Zahl größer ist und anders rum auch. Wenn <text:span text:style-name="T11">allerdings die eingegebene Zahl vom Spieler die ist welche gesucht wird, so wird der Booleanwert, welcher in der gameValues Liste an der dritten Position liegt, auf True gesetzt und das Spiel ergebniss wird angezeigt.</text:span></text:p>
      <text:p text:style-name="P18">In dem Spiel ergebniss kann man nochmal die gesuchte Zahl sehen und wieviele Versuche man benötigte um sie zu finden. Nun wartet das Programm auf eine Eingabe, seitens des Spielers, welche dafür sorgt das der Spieler selber entscheiden kann, wann er in das Hauptmenü zurück will.</text:p>
      <text:p text:style-name="P19"><text:span text:style-name="T12"><text:s/>nibh. Fusce convallis metus id felis luctus adipiscing. Pellentesque egestas, neque sit amet convallis pulvinar, justo nulla eleifend augue, ac auctor orci leo non est. Quisque id mi.</text:span></text:p>
      <text:h text:style-name="Heading_20_1" text:outline-level="1"><text:bookmark-start text:name="__RefHeading__333_27317298"/><text:soft-page-break/>Programmtests<text:bookmark-end text:name="__RefHeading__333_27317298"/></text:h>
      <text:p text:style-name="P20">Zum testen der Funktionen, habe ich das Spiel normal gespielt, allerdings mit dem unterschied, dass ich mit absicht Fehler eingebaut habe. So habe ich von jedem Test ein Bild gemacht und werde nun das Bild einbinden und erklären was ich getestet habe, wie ich es getestet habe und was bei einem Fehler passierte.</text:p>
      <text:p text:style-name="P20"/>
      <text:h text:style-name="P25" text:outline-level="1"><text:bookmark-start text:name="__RefHeading__335_27317298"/>Erkenntnisgewinn (wichtig für <text:span text:style-name="T1">sich</text:span> selbst und als Rückmeldung <text:span text:style-name="T1">für den Lehrer</text:span>)<text:bookmark-end text:name="__RefHeading__335_27317298"/></text:h>
      <text:p text:style-name="P11">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 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style-name="Standard"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officeooo:rsid="00180c24" officeooo:paragraph-rsid="00180c24"/>
    </style:style>
    <style:style style:name="MP2" style:family="paragraph" style:parent-style-name="Header">
      <style:text-properties fo:language="de" fo:country="DE" officeooo:rsid="00180c24" officeooo:paragraph-rsid="00232a1f"/>
    </style:style>
    <style:style style:name="MP3" style:family="paragraph" style:parent-style-name="Footer">
      <style:text-properties fo:language="de" fo:country="DE"/>
    </style:style>
    <style:style style:name="MT1" style:family="text">
      <style:text-properties officeooo:rsid="00232a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Herr Loos<text:tab/>DQI18 / Programmier-Praktikum<text:tab/><text:date style:data-style-name="N37" text:date-value="2018-09-10T12:33:16.911999816" text:fixed="true">10.09.18</text:date></text:p>
        <text:p text:style-name="MP2">Mika Westphal<text:tab/><text:span text:style-name="MT1">Rate die Zahl Protokoll</text:span><text:tab/>Gruppe B</text:p>
      </style:header>
      <style:footer>
        <text:p text:style-name="MP3"><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55:08.310000000</meta:creation-date>
    <dc:date>2019-02-25T14:51:37.041246123</dc:date>
    <meta:editing-duration>PT2H23M31S</meta:editing-duration>
    <meta:editing-cycles>21</meta:editing-cycles>
    <meta:generator>LibreOffice/6.1.4.2$Linux_X86_64 LibreOffice_project/10$Build-2</meta:generator>
    <meta:document-statistic meta:table-count="0" meta:image-count="0" meta:object-count="0" meta:page-count="4" meta:paragraph-count="44" meta:word-count="1312" meta:character-count="8726" meta:non-whitespace-character-count="7450"/>
  </office:meta>
</office:document-meta>
</file>